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125e32" officeooo:paragraph-rsid="00125e32"/>
    </style:style>
    <style:style style:name="P2" style:family="paragraph" style:parent-style-name="Standard">
      <style:text-properties officeooo:rsid="0013fbef" officeooo:paragraph-rsid="0013fbef"/>
    </style:style>
    <style:style style:name="P3" style:family="paragraph" style:parent-style-name="Standard">
      <style:text-properties officeooo:rsid="00148dda" officeooo:paragraph-rsid="001a13ca"/>
    </style:style>
    <style:style style:name="T1" style:family="text">
      <style:text-properties officeooo:rsid="001476a9"/>
    </style:style>
    <style:style style:name="T2" style:family="text">
      <style:text-properties officeooo:rsid="00156b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oc Dominic Giacoppe</text:p>
      <text:p text:style-name="P1"/>
      <text:p text:style-name="P1">Drone OS</text:p>
      <text:p text:style-name="P1"/>
      <text:p text:style-name="P2">For the purposes of the OS, it is not so much it's design as it is it's execution. Since we are using ROS</text:p>
      <text:p text:style-name="P2">Kinetic, the most recent version of ROS, we will download and compile from source following ROS's</text:p>
      <text:p text:style-name="P2">instructions here: <text:a xlink:type="simple" xlink:href="http://wiki.ros.org/kinetic/Installation/Source" text:style-name="Internet_20_link" text:visited-style-name="Visited_20_Internet_20_Link">http://wiki.ros.org/kinetic/Installation/Source</text:a>. We will need to do this twice, once on</text:p>
      <text:p text:style-name="P2">the robot itself and once on our designated control station. As both parts will be built on Ubuntu, it</text:p>
      <text:p text:style-name="P2">shouldn't be too difficult to build it on our control station, and once we get Ubuntu running on the robot</text:p>
      <text:p text:style-name="P2">it should not be too difficult to get ROS running on it as well. That will hopefully be done by the end of Fall term, or at worst by week 2 of Winter term. <text:span text:style-name="T1">Once it is built and setup, the next step will be to</text:span></text:p>
      <text:p text:style-name="P3">be to determine vulnerable points in the system, including the ROS subsystems or to use ROS's terms, packages, and the variations on each. Many ROS packages have multiple implementations, especially in C++ and Python, and one may be more vulnerable than the other, along with multiple packages that <text:span text:style-name="T2">fulfill</text:span> similar duties <text:span text:style-name="T2">like the 10+ camera packages. However, we will be using the most recent versions of all branches or at least the most recent stable version. We are not aiming to make changes to code that may have have already had those changes implemented. In the case there are major updates to any code that affect our work while we are still working on it, we will probably be forced to restart and see if the vulnerability still is applicable with the new code before making further decisions.</text:span></text:p>
      <text:p text:style-name="P3"><text:span text:style-name="T2">To decide which areas or packages we will investigate first we will have to do some amount of research to determine what packages are likely to have vulnerabilities, have components that fit our group's skill set and resources, and for the purposes of better meeting the purpose of our project, are preferably widely used so that our work will affect more people. For example, we will probably not consider the wiimote package, as it is unlikely that such a specific and somewhat gimmicky controller driver has widespread use, nor do we have wiimotes lying around to use, and lastly nobody on the team, to my knowledge, has much experience working with drivers. Once we have identified what we want to work on, we will test it but have a branch of our code dedicated to hold our changes until they are complete. This way we can have a clean build for our robot for re-flashing purposes in case our changes somehow make the robot non-functional. It would also allow us to keep changed code separate in case we make enough progress for it to be submittable for merging with the with ROS codebase. If we do manage to do that, it would be before Expo so we hopefully have a github acceptance and merge to show off as well. It will also allow us to roll back to base code for expo so we have a comparison version for presentation purposes with our spare dro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20:53:20.551000000</meta:creation-date>
    <dc:date>2016-11-17T15:29:20.871000000</dc:date>
    <meta:editing-duration>PT3M8S</meta:editing-duration>
    <meta:editing-cycles>2</meta:editing-cycles>
    <meta:generator>LibreOffice/5.0.4.2$Windows_x86 LibreOffice_project/2b9802c1994aa0b7dc6079e128979269cf95bc78</meta:generator>
    <meta:document-statistic meta:table-count="0" meta:image-count="0" meta:object-count="0" meta:page-count="1" meta:paragraph-count="10" meta:word-count="525" meta:character-count="2918" meta:non-whitespace-character-count="2402"/>
  </office:meta>
</office:document-meta>
</file>